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text-properties officeooo:rsid="0019f03e" officeooo:paragraph-rsid="0023677f"/>
    </style:style>
    <style:style style:name="P2" style:family="paragraph" style:parent-style-name="Standard" style:list-style-name="L2">
      <style:text-properties officeooo:rsid="001b50c4" officeooo:paragraph-rsid="0023677f"/>
    </style:style>
    <style:style style:name="P3" style:family="paragraph" style:parent-style-name="Standard" style:list-style-name="L2">
      <style:text-properties officeooo:rsid="001cf022" officeooo:paragraph-rsid="0023677f"/>
    </style:style>
    <style:style style:name="P4" style:family="paragraph" style:parent-style-name="Standard" style:list-style-name="L2">
      <style:text-properties officeooo:rsid="001da61f" officeooo:paragraph-rsid="0023677f"/>
    </style:style>
    <style:style style:name="P5" style:family="paragraph" style:parent-style-name="Standard" style:list-style-name="L2">
      <style:text-properties officeooo:rsid="001f1746" officeooo:paragraph-rsid="0023677f"/>
    </style:style>
    <style:style style:name="P6" style:family="paragraph" style:parent-style-name="Standard" style:list-style-name="L2">
      <style:text-properties officeooo:rsid="001fb5b6" officeooo:paragraph-rsid="0023677f"/>
    </style:style>
    <style:style style:name="P7" style:family="paragraph" style:parent-style-name="Text_20_body">
      <style:text-properties style:text-underline-style="none"/>
    </style:style>
    <style:style style:name="P8" style:family="paragraph" style:parent-style-name="Text_20_body">
      <style:text-properties style:text-underline-style="none" officeooo:rsid="001fb5b6"/>
    </style:style>
    <style:style style:name="P9" style:family="paragraph" style:parent-style-name="Text_20_body">
      <style:paragraph-properties fo:text-align="start" style:justify-single-word="false"/>
      <style:text-properties style:text-underline-style="none" officeooo:rsid="001fb5b6" officeooo:paragraph-rsid="001fb5b6"/>
    </style:style>
    <style:style style:name="P10" style:family="paragraph" style:parent-style-name="Text_20_body">
      <style:text-properties style:text-underline-style="none" officeooo:rsid="001fb5b6" officeooo:paragraph-rsid="0023677f"/>
    </style:style>
    <style:style style:name="P11" style:family="paragraph" style:parent-style-name="Text_20_body">
      <style:text-properties style:text-underline-style="none" officeooo:paragraph-rsid="001fb5b6"/>
    </style:style>
    <style:style style:name="P12" style:family="paragraph" style:parent-style-name="Text_20_body">
      <style:paragraph-properties fo:text-align="start" style:justify-single-word="false"/>
      <style:text-properties style:text-underline-style="none" officeooo:paragraph-rsid="001fb5b6"/>
    </style:style>
    <style:style style:name="P13" style:family="paragraph" style:parent-style-name="Text_20_body">
      <style:text-properties style:text-underline-style="none" officeooo:paragraph-rsid="00211fc5"/>
    </style:style>
    <style:style style:name="P14" style:family="paragraph" style:parent-style-name="Text_20_body" style:list-style-name="L3">
      <style:text-properties officeooo:rsid="0021bf89" officeooo:paragraph-rsid="0021bf89"/>
    </style:style>
    <style:style style:name="P15" style:family="paragraph" style:parent-style-name="Text_20_body" style:list-style-name="L3">
      <style:text-properties officeooo:rsid="0022f463" officeooo:paragraph-rsid="0022f463"/>
    </style:style>
    <style:style style:name="P16" style:family="paragraph" style:parent-style-name="Text_20_body" style:list-style-name="L3">
      <style:text-properties officeooo:rsid="0022f463" officeooo:paragraph-rsid="0023677f"/>
    </style:style>
    <style:style style:name="P17" style:family="paragraph" style:parent-style-name="Text_20_body">
      <style:text-properties officeooo:rsid="0022f463" officeooo:paragraph-rsid="0022f463"/>
    </style:style>
    <style:style style:name="P18" style:family="paragraph" style:parent-style-name="Text_20_body">
      <style:text-properties officeooo:rsid="0022f463" officeooo:paragraph-rsid="0023677f"/>
    </style:style>
    <style:style style:name="P19" style:family="paragraph" style:parent-style-name="Text_20_body">
      <style:text-properties officeooo:rsid="0023677f" officeooo:paragraph-rsid="0023677f"/>
    </style:style>
    <style:style style:name="P20" style:family="paragraph" style:parent-style-name="Text_20_body">
      <style:paragraph-properties fo:break-before="page"/>
      <style:text-properties style:text-underline-style="none" officeooo:rsid="001fb5b6"/>
    </style:style>
    <style:style style:name="P21" style:family="paragraph" style:parent-style-name="Text_20_body" style:master-page-name="">
      <style:paragraph-properties style:page-number="auto" fo:break-before="auto" fo:break-after="auto"/>
      <style:text-properties officeooo:rsid="0021bf89" officeooo:paragraph-rsid="0021bf89"/>
    </style:style>
    <style:style style:name="P22" style:family="paragraph" style:parent-style-name="Heading_20_2">
      <style:text-properties officeooo:rsid="0022f463" officeooo:paragraph-rsid="0022f463"/>
    </style:style>
    <style:style style:name="P23" style:family="paragraph" style:parent-style-name="Heading_20_2">
      <style:text-properties officeooo:rsid="0023677f" officeooo:paragraph-rsid="0023677f"/>
    </style:style>
    <style:style style:name="P24" style:family="paragraph" style:parent-style-name="Heading_20_1" style:master-page-name="">
      <style:paragraph-properties style:page-number="auto" fo:break-before="auto" fo:break-after="auto"/>
    </style:style>
    <style:style style:name="P25" style:family="paragraph" style:parent-style-name="Title">
      <style:text-properties style:text-underline-style="none"/>
    </style:style>
    <style:style style:name="P26" style:family="paragraph" style:parent-style-name="Title">
      <style:text-properties fo:font-size="20pt" fo:font-weight="normal" style:font-size-asian="20pt" style:font-weight-asian="normal" style:font-size-complex="20pt" style:font-weight-complex="normal"/>
    </style:style>
    <style:style style:name="P27" style:family="paragraph" style:parent-style-name="Title">
      <style:text-properties officeooo:paragraph-rsid="00211fc5"/>
    </style:style>
    <style:style style:name="P28" style:family="paragraph" style:parent-style-name="Footer">
      <style:paragraph-properties fo:text-align="center" style:justify-single-word="false"/>
      <style:text-properties officeooo:rsid="001fb5b6" officeooo:paragraph-rsid="001fb5b6"/>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9f03e"/>
    </style:style>
    <style:style style:name="T2" style:family="text">
      <style:text-properties officeooo:rsid="001cf022"/>
    </style:style>
    <style:style style:name="T3" style:family="text">
      <style:text-properties officeooo:rsid="001da61f"/>
    </style:style>
    <style:style style:name="T4" style:family="text">
      <style:text-properties officeooo:rsid="001f1746"/>
    </style:style>
    <style:style style:name="T5" style:family="text">
      <style:text-properties officeooo:rsid="001fb5b6"/>
    </style:style>
    <style:style style:name="T6" style:family="text">
      <style:text-properties officeooo:rsid="00211fc5"/>
    </style:style>
    <style:style style:name="T7" style:family="text">
      <style:text-properties officeooo:rsid="0021bf89"/>
    </style:style>
    <style:style style:name="T8" style:family="text">
      <style:text-properties fo:language="de" fo:country="DE"/>
    </style:style>
    <style:style style:name="T9" style:family="text">
      <style:text-properties fo:language="de" fo:country="DE" style:font-name-complex="Liberation Serif"/>
    </style:style>
    <style:style style:name="T10" style:family="text">
      <style:text-properties fo:language="de" fo:country="DE" officeooo:rsid="0022f463"/>
    </style:style>
    <style:style style:name="T11" style:family="text">
      <style:text-properties officeooo:rsid="0023677f"/>
    </style:style>
    <style:style style:name="T12" style:family="text">
      <style:text-properties fo:font-size="20pt" fo:font-weight="normal" officeooo:rsid="00211fc5" style:font-size-asian="20pt" style:font-weight-asian="normal" style:font-size-complex="20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2">Gymnasium Wolbeck</text:span></text:p>
      <text:p text:style-name="Title"/>
      <text:p text:style-name="Title"/>
      <text:p text:style-name="P25">Raumuntersuchung</text:p>
      <text:p text:style-name="P25">mit einer Drohne</text:p>
      <text:p text:style-name="P7"/>
      <text:p text:style-name="P7"/>
      <text:p text:style-name="P7"/>
      <text:p text:style-name="P7"/>
      <text:p text:style-name="P11"/>
      <text:p text:style-name="P11"/>
      <text:p text:style-name="P11"/>
      <text:p text:style-name="P26">Alexander Neuwirth, Jonathan Sigrist</text:p>
      <text:p text:style-name="P9"/>
      <text:p text:style-name="P12"/>
      <text:p text:style-name="P7"/>
      <text:p text:style-name="P7"/>
      <text:p text:style-name="P7"/>
      <text:p text:style-name="P7"/>
      <text:p text:style-name="P7"/>
      <text:p text:style-name="P7"/>
      <text:p text:style-name="P7"/>
      <text:p text:style-name="P13"><text:span text:style-name="T6">Jugend Forscht 2016</text:span></text:p>
      <text:p text:style-name="P7"/>
      <text:p text:style-name="P10"/>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text:soft-page-break/>Inhaltsverzeichnis</text:p>
          </text:index-title>
          <text:p text:style-name="P29"><text:a xlink:type="simple" xlink:href="#__RefHeading__369_487429023" text:style-name="Index_20_Link" text:visited-style-name="Index_20_Link">Das Projekt allgemein<text:tab/>4</text:a></text:p>
        </text:index-body>
      </text:table-of-content>
      <text:p text:style-name="P8"/>
      <text:p text:style-name="P20"/>
      <text:h text:style-name="P24" text:outline-level="1"><text:bookmark-start text:name="__RefHeading__369_487429023"/>Das Projekt allgemein<text:bookmark-end text:name="__RefHeading__369_487429023"/></text:h>
      <text:p text:style-name="Text_20_body">Bei diesem Projekt handelt es sich um eine Verknüpfung eines <text:span text:style-name="T7">info</text:span>rmatischen Teils inform einer Programmierung <text:span text:style-name="T7">zur Raumanalyse</text:span> <text:span text:style-name="T7">und einem technischen Teil inform der Betreibung einer Drohne.</text:span></text:p>
      <text:p text:style-name="Text_20_body"><text:span text:style-name="T8">Ziel des Projektes ist die Vermessung und dreidimensionale Darstellung eines geschlossenen Raumes </text:span><text:bookmark text:name="_GoBack"/><text:span text:style-name="T8">mithilfe einer Parrot</text:span><text:span text:style-name="T9">®</text:span><text:span text:style-name="T8"> AR.Drone 2.0.</text:span></text:p>
      <text:p text:style-name="Text_20_body"><text:span text:style-name="T8">Die Steuerung der Drohne soll mittels des ar-dr</text:span><text:span text:style-name="T10">o</text:span><text:span text:style-name="T8">ne Moduls in Node.js realisiert werden.</text:span></text:p>
      <text:p text:style-name="Text_20_body"><text:span text:style-name="T8">Die Drohne erhält Steuerkommandos von einem Computer über eine WLAN-Verbindung und übermittelt ihrerseits Daten an diesen, beispielweise einen Videostream von der integrierten HD-Kamera. Empfangene Daten sollen dann vom Computer ausgewertet und zu einer dreidimensionalen Darstellung des Raums aufbereitet werden. </text:span></text:p>
      <text:p text:style-name="Text_20_body"><text:span text:style-name="T8">Des Weiteren soll der Quadrokopter im Auto-Modus, d.h. ohne durch Menschen gesteuert zu werden, den Raum analysieren und Hindernissen ausweichen können.</text:span></text:p>
      <text:h text:style-name="P22" text:outline-level="2">Wer sind wir?</text:h>
      <text:p text:style-name="P17">Wir sind zwei Schüler der Jahrgangsstufe Q2 am Gymnasium Wolbeck. Beide haben wir reges Interesse an der Informatik, der Physik und der Technik und arbeiten auch mal außerhalb der Schulzeit gerne an Projekten. Wir sind 17 Jahre alt und haben beide schon mal unabhängig von einander an einem Jugend Forscht Wettbewerb teilgenommen.</text:p>
      <text:p text:style-name="P17">Alexander Neuwirth hat letztes Jahr mit einer LEGO-Mindstorms Roboter Programmierung bei Jugend Forscht mitgemacht und ist damit in die (Regioebene?) gekommen.(-!TODO)</text:p>
      <text:p text:style-name="P17">Jonathan Sigrist hat bereits im Jahr (-!TODO) bei Jugend Forscht und anderen Wettbewerben mit einem Projekt zur effizienten Nutzung von Solarzellen in der Physik beigetragen und einen Sonderpreis für Umweltbewusstsein erlangt. Seine Facharbeit hat er im Fach Physik geschrieben. Bereits mehrere Male hat er sich an außerschulischen <text:span text:style-name="T11">Camps beteiligt.</text:span></text:p>
      <text:h text:style-name="P23" text:outline-level="2">Ziel des Projektes</text:h>
      <text:p text:style-name="P19">Durch das </text:p>
      <text:p text:style-name="P21">Quellen:</text:p>
      <text:list xml:id="list1752434758210844184" text:style-name="L3">
        <text:list-item>
          <text:p text:style-name="P14">ARDrone Parrot von Alternate(-!genau)</text:p>
        </text:list-item>
        <text:list-item>
          <text:p text:style-name="P14">Akku Amazon(-!genau)</text:p>
        </text:list-item>
        <text:list-item>
          <text:p text:style-name="P14">Extraflügel von Amazon(-!genau)</text:p>
        </text:list-item>
        <text:list-item>
          <text:p text:style-name="P15">github</text:p>
        </text:list-item>
        <text:list-item>
          <text:p text:style-name="P15">node.js</text:p>
        </text:list-item>
        <text:list-item>
          <text:p text:style-name="P15">module für node</text:p>
        </text:list-item>
        <text:list-item>
          <text:p text:style-name="P16">videobearbeitungsalgorithmen</text:p>
        </text:list-item>
      </text:list>
      <text:p text:style-name="P18"><text:span text:style-name="T1">INHALT:</text:span></text:p>
      <text:list xml:id="list5531901289974370260" text:style-name="L2">
        <text:list-item>
          <text:p text:style-name="P1">Das Projekt allgemein</text:p>
          <text:list>
            <text:list-item>
              <text:p text:style-name="P1">Wer sind wir?</text:p>
            </text:list-item>
            <text:list-item>
              <text:p text:style-name="P1"><text:soft-page-break/>Ziel des Projektes</text:p>
            </text:list-item>
            <text:list-item>
              <text:p text:style-name="P1">Verlauf – Kurzbeschreibung</text:p>
            </text:list-item>
            <text:list-item>
              <text:p text:style-name="P1">Das Resultat</text:p>
            </text:list-item>
          </text:list>
        </text:list-item>
        <text:list-item>
          <text:p text:style-name="P1">Ganz am Anfang</text:p>
          <text:list>
            <text:list-item>
              <text:p text:style-name="P1">Gründe für das Projekt und für die Drohne</text:p>
            </text:list-item>
            <text:list-item>
              <text:p text:style-name="P1">Erste Planungen und Ideen</text:p>
            </text:list-item>
            <text:list-item>
              <text:p text:style-name="P1">Verschachtelung der Ideen</text:p>
            </text:list-item>
            <text:list-item>
              <text:p text:style-name="P1">Beschaffung der Drohne und den sonstigen Bauteilen</text:p>
            </text:list-item>
            <text:list-item>
              <text:p text:style-name="P1">Installieren der benötigten Software</text:p>
            </text:list-item>
          </text:list>
        </text:list-item>
        <text:list-item>
          <text:p text:style-name="P1">Erste Schritte organisiert</text:p>
          <text:list>
            <text:list-item>
              <text:p text:style-name="P1">Die Drohne ist da! Erstes mal fliegen mit der App<text:span text:style-name="T3">(immer mal wieder zum debuggen)</text:span></text:p>
            </text:list-item>
            <text:list-item>
              <text:p text:style-name="P2">Konkrete Planung des Projektes – Was ist überhaupt möglich?</text:p>
            </text:list-item>
            <text:list-item>
              <text:p text:style-name="P2">Einlesen in die Programmierelemente NODE <text:span text:style-name="T2">und die Module für die Drohne</text:span></text:p>
            </text:list-item>
          </text:list>
        </text:list-item>
        <text:list-item>
          <text:p text:style-name="P2">Es geht los! - Die Drohne programmieren</text:p>
          <text:list>
            <text:list-item>
              <text:p text:style-name="P2">Die Steuerung über die Konsole mit NODE</text:p>
            </text:list-item>
            <text:list-item>
              <text:p text:style-name="P3">Eine eigene Website als Kontrollzentrale mit Videostream<text:span text:style-name="T3">(multiconnect)</text:span></text:p>
            </text:list-item>
            <text:list-item>
              <text:p text:style-name="P4">Die Entfernungsmessung über Ultraschall(andere Möglichkeiten, Drohne braucht Ultraschall nach unten, "schallspiegel", <text:span text:style-name="T4">min 280mm max 5000mm? darüber 0= ungültig</text:span>)</text:p>
              <text:list>
                <text:list-item>
                  <text:p text:style-name="P4">Die Untersuchung des Videostreams. Eine mögliche 3D Analyse?(zeitintensiv, neurales netz)</text:p>
                </text:list-item>
                <text:list-item>
                  <text:p text:style-name="P4">Der Laser als exakte Messung(punkuell ohne streuung, teuer)</text:p>
                </text:list-item>
                <text:list-item>
                  <text:p text:style-name="P4">externes Ultraschall mit Raspberry Pi auf Drohne(billig, aber komplex)</text:p>
                </text:list-item>
              </text:list>
            </text:list-item>
            <text:list-item>
              <text:p text:style-name="P5">genaue Positionsbestimmung im Raum(tracking(vorne,boden),kompass)</text:p>
            </text:list-item>
          </text:list>
        </text:list-item>
        <text:list-item>
          <text:p text:style-name="P4">Die Daten graphisch darstellen</text:p>
          <text:list>
            <text:list-item>
              <text:p text:style-name="P4">Grundidee zum Projekt – <text:span text:style-name="T4">Wände, Hindernisse und Fehler erkennen</text:span></text:p>
            </text:list-item>
            <text:list-item>
              <text:p text:style-name="P5">Probe: einmal Drehen und Graphik anzeigen lassen</text:p>
            </text:list-item>
            <text:list-item>
              <text:p text:style-name="P5">Fehler Eins: Punkte sind ungültig (zu weit weg etc...)</text:p>
            </text:list-item>
            <text:list-item>
              <text:p text:style-name="P5">Fehler Zwei: Zwischenräume sind zu lang(hinfliegen und noch mal gucken)</text:p>
            </text:list-item>
            <text:list-item>
              <text:p text:style-name="P5">Fehler Drei: Hindernisse werden nicht erkannt!(Glas, Pflanzen)</text:p>
            </text:list-item>
          </text:list>
        </text:list-item>
        <text:list-item>
          <text:p text:style-name="P4">Was kann die Drohne <text:span text:style-name="T5">jetzt eigentlich?(eigenständig,mit Steuerung(versch.Filter,klick to fly))</text:span></text:p>
        </text:list-item>
        <text:list-item>
          <text:p text:style-name="P6">Wo kann man so was gut nutzen?(Schnelle analyse eines raumes,flugplanung trotz hindernissen möglich, unbemannte Interaktion)</text:p>
        </text:list-item>
        <text:list-item>
          <text:p text:style-name="P6">Unser Fazit zu Methoden und ereichten Zielen</text:p>
        </text:list-item>
        <text:list-item>
          <text:p text:style-name="P6">Der Wettbewerb wartet... noch in Planung</text:p>
        </text:list-item>
        <text:list-item>
          <text:p text:style-name="P6">Verweise und Quell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fb5b6" officeooo:paragraph-rsid="001fb5b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963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eite <text:page-number text:select-page="current">4</text:page-number>/<text:page-count>4</text:page-count></text:p>
      </style:footer>
    </style:master-page>
    <style:master-page style:name="Endnote" style:page-layout-name="Mpm2"/>
    <style:master-page style:name="Footnote" style:page-layout-name="Mpm2"/>
    <style:master-page style:name="First_20_Page" style:display-name="First Page" style:page-layout-name="Mpm3" style:next-style-name="Standard">
      <style:header>
        <text:p text:style-name="Header"/>
      </style:head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6M39S</meta:editing-duration>
    <meta:editing-cycles>9</meta:editing-cycles>
    <meta:generator>LibreOffice/4.2.6.3$Windows_x86 LibreOffice_project/3fd416d4c6db7d3204c17ce57a1d70f6e531ee21</meta:generator>
    <dc:date>2016-01-12T02:38:36.626000000</dc:date>
    <meta:document-statistic meta:table-count="0" meta:image-count="0" meta:object-count="0" meta:page-count="4" meta:paragraph-count="63" meta:word-count="560" meta:character-count="3926" meta:non-whitespace-character-count="3465"/>
    <meta:user-defined meta:name="Info 1"/>
    <meta:user-defined meta:name="Info 2"/>
    <meta:user-defined meta:name="Info 3"/>
    <meta:user-defined meta:name="Info 4"/>
  </office:meta>
</office:document-meta>
</file>